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102" style:parent-style-name="Heading1" style:family="paragraph">
      <style:text-properties style:font-name="Verdana" fo:font-size="10pt" style:font-size-asian="10pt" style:font-size-complex="10pt"/>
    </style:style>
    <style:style style:name="T103" style:parent-style-name="DefaultParagraphFont" style:family="text">
      <style:text-properties style:font-name="Verdana" fo:font-size="10pt" style:font-size-asian="10pt" style:font-size-complex="10pt"/>
    </style:style>
    <style:style style:name="T104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/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<text:s/>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1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<text:s/>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student to<text:s/>apply for<text:s/>an application to scholarship (See database for output)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System should allow admin to accept an application.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 should allow admin to<text:s/>reject an application.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ignatory to accept an application.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System should allow signatory to reject an application.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  <text:h text:style-name="P102" text:outline-level="1">Reviewer’s Comments:<text:line-break/></text:h>
      <text:p text:style-name="Standard"><text:span text:style-name="T103">[Place here additional reviewer's comments. <text:s/>It may contain items that he or she would<text:s/></text:span><text:span text:style-name="T104">want to include in the succeeding sprints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</dc:creator>
    <meta:creation-date>2016-01-27T04:20:00Z</meta:creation-date>
    <dc:date>2016-01-29T02:33:00Z</dc:date>
    <meta:print-date>2006-07-28T14:33:00Z</meta:print-date>
    <meta:template xlink:href="Normal" xlink:type="simple"/>
    <meta:editing-cycles>8</meta:editing-cycles>
    <meta:editing-duration>PT420S</meta:editing-duration>
    <meta:document-statistic meta:page-count="1" meta:paragraph-count="1" meta:word-count="148" meta:character-count="995" meta:row-count="7" meta:non-whitespace-character-count="848"/>
  </office:meta>
</office:document-meta>
</file>